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06.19mm" svg:y="7.11mm">
            <loext:p draw:notify-on-update-of-ranges="Лист1.A2:Лист1.A11 Лист1.B1:Лист1.B1 Лист1.B2:Лист1.B11 Лист1.C1:Лист1.C1 Лист1.C2:Лист1.C11 Лист1.D1:Лист1.D1 Лист1.D2:Лист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Длина массива</text:p>
          </table:table-cell>
          <table:table-cell office:value-type="string" calcext:value-type="string">
            <text:p>Случайный массив</text:p>
          </table:table-cell>
          <table:table-cell office:value-type="string" calcext:value-type="string">
            <text:p>Упорядоченный массив</text:p>
          </table:table-cell>
          <table:table-cell office:value-type="string" calcext:value-type="string">
            <text:p>Неупорядоченный массив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723538688" calcext:value-type="float">
            <text:p>0,0723538688</text:p>
          </table:table-cell>
          <table:table-cell office:value-type="float" office:value="0.0002124586" calcext:value-type="float">
            <text:p>0,0002124586</text:p>
          </table:table-cell>
          <table:table-cell office:value-type="float" office:value="0.1411671878" calcext:value-type="float">
            <text:p>0,14116718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01605927" calcext:value-type="float">
            <text:p>0,301605927</text:p>
          </table:table-cell>
          <table:table-cell office:value-type="float" office:value="0.0004129428" calcext:value-type="float">
            <text:p>0,0004129428</text:p>
          </table:table-cell>
          <table:table-cell office:value-type="float" office:value="0.5808663244" calcext:value-type="float">
            <text:p>0,58086632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6681881748" calcext:value-type="float">
            <text:p>0,6681881748</text:p>
          </table:table-cell>
          <table:table-cell office:value-type="float" office:value="0.0006274542" calcext:value-type="float">
            <text:p>0,0006274542</text:p>
          </table:table-cell>
          <table:table-cell office:value-type="float" office:value="1.3241547632" calcext:value-type="float">
            <text:p>1,32415476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03996685" calcext:value-type="float">
            <text:p>1,203996685</text:p>
          </table:table-cell>
          <table:table-cell office:value-type="float" office:value="0.0009010674" calcext:value-type="float">
            <text:p>0,0009010674</text:p>
          </table:table-cell>
          <table:table-cell office:value-type="float" office:value="2.3749150894" calcext:value-type="float">
            <text:p>2,374915089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8773001166" calcext:value-type="float">
            <text:p>1,8773001166</text:p>
          </table:table-cell>
          <table:table-cell office:value-type="float" office:value="0.0010125994" calcext:value-type="float">
            <text:p>0,0010125994</text:p>
          </table:table-cell>
          <table:table-cell office:value-type="float" office:value="3.7390704852" calcext:value-type="float">
            <text:p>3,73907048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6981468888" calcext:value-type="float">
            <text:p>2,6981468888</text:p>
          </table:table-cell>
          <table:table-cell office:value-type="float" office:value="0.0012252292" calcext:value-type="float">
            <text:p>0,0012252292</text:p>
          </table:table-cell>
          <table:table-cell office:value-type="float" office:value="5.3938690646" calcext:value-type="float">
            <text:p>5,393869064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.6239336662" calcext:value-type="float">
            <text:p>3,6239336662</text:p>
          </table:table-cell>
          <table:table-cell office:value-type="float" office:value="0.0014927696" calcext:value-type="float">
            <text:p>0,0014927696</text:p>
          </table:table-cell>
          <table:table-cell office:value-type="float" office:value="7.3345363248" calcext:value-type="float">
            <text:p>7,33453632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7806752484" calcext:value-type="float">
            <text:p>4,7806752484</text:p>
          </table:table-cell>
          <table:table-cell office:value-type="float" office:value="0.0017031758" calcext:value-type="float">
            <text:p>0,0017031758</text:p>
          </table:table-cell>
          <table:table-cell office:value-type="float" office:value="9.6222162066" calcext:value-type="float">
            <text:p>9,622216206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.0638075418" calcext:value-type="float">
            <text:p>6,0638075418</text:p>
          </table:table-cell>
          <table:table-cell office:value-type="float" office:value="0.0019107586" calcext:value-type="float">
            <text:p>0,0019107586</text:p>
          </table:table-cell>
          <table:table-cell office:value-type="float" office:value="12.3376209938" calcext:value-type="float">
            <text:p>12,33762099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5044406754" calcext:value-type="float">
            <text:p>7,5044406754</text:p>
          </table:table-cell>
          <table:table-cell office:value-type="float" office:value="0.0020568452" calcext:value-type="float">
            <text:p>0,0020568452</text:p>
          </table:table-cell>
          <table:table-cell office:value-type="float" office:value="15.1359650314" calcext:value-type="float">
            <text:p>15,1359650314</text:p>
          </table:table-cell>
        </table:table-row>
      </table:table>
      <table:table table:name="Лист2" table:style-name="ta1">
        <table:shapes>
          <draw:frame draw:z-index="0" draw:style-name="gr1" draw:text-style-name="P1" svg:width="159.97mm" svg:height="90.05mm" svg:x="109.31mm" svg:y="11.42mm">
            <loext:p draw:notify-on-update-of-ranges="Лист2.A2:Лист2.A11 Лист2.B1:Лист2.B1 Лист2.B2:Лист2.B11 Лист2.C1:Лист2.C1 Лист2.C2:Лист2.C11 Лист2.D1:Лист2.D1 Лист2.D2:Лист2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Длина массива</text:p>
          </table:table-cell>
          <table:table-cell office:value-type="string" calcext:value-type="string">
            <text:p>Случайный массив</text:p>
          </table:table-cell>
          <table:table-cell office:value-type="string" calcext:value-type="string">
            <text:p>Упорядоченный массив</text:p>
          </table:table-cell>
          <table:table-cell office:value-type="string" calcext:value-type="string">
            <text:p>Неупорядоченный массив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0082374" calcext:value-type="float">
            <text:p>0,0010082374</text:p>
          </table:table-cell>
          <table:table-cell office:value-type="float" office:value="0.0007513882" calcext:value-type="float">
            <text:p>0,0007513882</text:p>
          </table:table-cell>
          <table:table-cell office:value-type="float" office:value="0.0007290644" calcext:value-type="float">
            <text:p>0,00072906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88108" calcext:value-type="float">
            <text:p>0,00188108</text:p>
          </table:table-cell>
          <table:table-cell office:value-type="float" office:value="0.001435293" calcext:value-type="float">
            <text:p>0,001435293</text:p>
          </table:table-cell>
          <table:table-cell office:value-type="float" office:value="0.0020024476" calcext:value-type="float">
            <text:p>0,00200244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30549904" calcext:value-type="float">
            <text:p>0,0030549904</text:p>
          </table:table-cell>
          <table:table-cell office:value-type="float" office:value="0.0030945056" calcext:value-type="float">
            <text:p>0,0030945056</text:p>
          </table:table-cell>
          <table:table-cell office:value-type="float" office:value="0.0031430014" calcext:value-type="float">
            <text:p>0,00314300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5688008" calcext:value-type="float">
            <text:p>0,0045688008</text:p>
          </table:table-cell>
          <table:table-cell office:value-type="float" office:value="0.0044257076" calcext:value-type="float">
            <text:p>0,0044257076</text:p>
          </table:table-cell>
          <table:table-cell office:value-type="float" office:value="0.004198452" calcext:value-type="float">
            <text:p>0,0041984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53149716" calcext:value-type="float">
            <text:p>0,0053149716</text:p>
          </table:table-cell>
          <table:table-cell office:value-type="float" office:value="0.0051527192" calcext:value-type="float">
            <text:p>0,0051527192</text:p>
          </table:table-cell>
          <table:table-cell office:value-type="float" office:value="0.0053278866" calcext:value-type="float">
            <text:p>0,00532788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61442788" calcext:value-type="float">
            <text:p>0,0061442788</text:p>
          </table:table-cell>
          <table:table-cell office:value-type="float" office:value="0.0061389756" calcext:value-type="float">
            <text:p>0,0061389756</text:p>
          </table:table-cell>
          <table:table-cell office:value-type="float" office:value="0.0061132308" calcext:value-type="float">
            <text:p>0,006113230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72786742" calcext:value-type="float">
            <text:p>0,0072786742</text:p>
          </table:table-cell>
          <table:table-cell office:value-type="float" office:value="0.00730536" calcext:value-type="float">
            <text:p>0,00730536</text:p>
          </table:table-cell>
          <table:table-cell office:value-type="float" office:value="0.0073002276" calcext:value-type="float">
            <text:p>0,00730022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82580876" calcext:value-type="float">
            <text:p>0,0082580876</text:p>
          </table:table-cell>
          <table:table-cell office:value-type="float" office:value="0.008169933" calcext:value-type="float">
            <text:p>0,008169933</text:p>
          </table:table-cell>
          <table:table-cell office:value-type="float" office:value="0.008243376" calcext:value-type="float">
            <text:p>0,00824337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94201096" calcext:value-type="float">
            <text:p>0,0094201096</text:p>
          </table:table-cell>
          <table:table-cell office:value-type="float" office:value="0.0093874934" calcext:value-type="float">
            <text:p>0,0093874934</text:p>
          </table:table-cell>
          <table:table-cell office:value-type="float" office:value="0.0094639016" calcext:value-type="float">
            <text:p>0,00946390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103951608" calcext:value-type="float">
            <text:p>0,0103951608</text:p>
          </table:table-cell>
          <table:table-cell office:value-type="float" office:value="0.0101991244" calcext:value-type="float">
            <text:p>0,0101991244</text:p>
          </table:table-cell>
          <table:table-cell office:value-type="float" office:value="0.010432025" calcext:value-type="float">
            <text:p>0,010432025</text:p>
          </table:table-cell>
        </table:table-row>
      </table:table>
      <table:table table:name="Лист3" table:style-name="ta1">
        <table:shapes>
          <draw:frame draw:z-index="0" draw:style-name="gr1" draw:text-style-name="P1" svg:width="159.99mm" svg:height="89.99mm" svg:x="113.63mm" svg:y="16.41mm">
            <loext:p draw:notify-on-update-of-ranges="Лист3.A1:Лист3.A1 Лист3.A2:Лист3.A11 Лист3.B1:Лист3.B1 Лист3.B2:Лист3.B11 Лист3.C1:Лист3.C1 Лист3.C2:Лист3.C11 Лист3.D1:Лист3.D1 Лист3.D2:Лист3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Длина массива</text:p>
          </table:table-cell>
          <table:table-cell office:value-type="string" calcext:value-type="string">
            <text:p>Случайный массив</text:p>
          </table:table-cell>
          <table:table-cell office:value-type="string" calcext:value-type="string">
            <text:p>Упорядоченный массив</text:p>
          </table:table-cell>
          <table:table-cell office:value-type="string" calcext:value-type="string">
            <text:p>Неупорядоченный массив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7872438" calcext:value-type="float">
            <text:p>0,017872438</text:p>
          </table:table-cell>
          <table:table-cell table:style-name="ce1" office:value-type="float" office:value="0.0000886954" calcext:value-type="float">
            <text:p>8,87E-05</text:p>
          </table:table-cell>
          <table:table-cell office:value-type="float" office:value="0.0344307794" calcext:value-type="float">
            <text:p>0,03443077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1969322" calcext:value-type="float">
            <text:p>0,071969322</text:p>
          </table:table-cell>
          <table:table-cell office:value-type="float" office:value="0.000174825" calcext:value-type="float">
            <text:p>0,000174825</text:p>
          </table:table-cell>
          <table:table-cell office:value-type="float" office:value="0.1421186334" calcext:value-type="float">
            <text:p>0,14211863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685392786" calcext:value-type="float">
            <text:p>0,1685392786</text:p>
          </table:table-cell>
          <table:table-cell office:value-type="float" office:value="0.0003021806" calcext:value-type="float">
            <text:p>0,0003021806</text:p>
          </table:table-cell>
          <table:table-cell office:value-type="float" office:value="0.3293317732" calcext:value-type="float">
            <text:p>0,32933177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018119708" calcext:value-type="float">
            <text:p>0,3018119708</text:p>
          </table:table-cell>
          <table:table-cell office:value-type="float" office:value="0.0003632496" calcext:value-type="float">
            <text:p>0,0003632496</text:p>
          </table:table-cell>
          <table:table-cell office:value-type="float" office:value="0.5851857174" calcext:value-type="float">
            <text:p>0,585185717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772620554" calcext:value-type="float">
            <text:p>0,4772620554</text:p>
          </table:table-cell>
          <table:table-cell office:value-type="float" office:value="0.0004856436" calcext:value-type="float">
            <text:p>0,0004856436</text:p>
          </table:table-cell>
          <table:table-cell office:value-type="float" office:value="0.9298336682" calcext:value-type="float">
            <text:p>0,92983366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6888641418" calcext:value-type="float">
            <text:p>0,6888641418</text:p>
          </table:table-cell>
          <table:table-cell office:value-type="float" office:value="0.000704774" calcext:value-type="float">
            <text:p>0,000704774</text:p>
          </table:table-cell>
          <table:table-cell office:value-type="float" office:value="1.3336324346" calcext:value-type="float">
            <text:p>1,333632434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368125566" calcext:value-type="float">
            <text:p>0,9368125566</text:p>
          </table:table-cell>
          <table:table-cell office:value-type="float" office:value="0.000651403" calcext:value-type="float">
            <text:p>0,000651403</text:p>
          </table:table-cell>
          <table:table-cell office:value-type="float" office:value="1.8358541836" calcext:value-type="float">
            <text:p>1,83585418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2093611788" calcext:value-type="float">
            <text:p>1,2093611788</text:p>
          </table:table-cell>
          <table:table-cell office:value-type="float" office:value="0.000742493" calcext:value-type="float">
            <text:p>0,000742493</text:p>
          </table:table-cell>
          <table:table-cell office:value-type="float" office:value="2.4008636904" calcext:value-type="float">
            <text:p>2,400863690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5303325694" calcext:value-type="float">
            <text:p>1,5303325694</text:p>
          </table:table-cell>
          <table:table-cell office:value-type="float" office:value="0.0008096348" calcext:value-type="float">
            <text:p>0,0008096348</text:p>
          </table:table-cell>
          <table:table-cell office:value-type="float" office:value="3.091226846" calcext:value-type="float">
            <text:p>3,0912268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873213364" calcext:value-type="float">
            <text:p>1,8873213364</text:p>
          </table:table-cell>
          <table:table-cell office:value-type="float" office:value="0.0008994422" calcext:value-type="float">
            <text:p>0,0008994422</text:p>
          </table:table-cell>
          <table:table-cell office:value-type="float" office:value="3.7500032072" calcext:value-type="float">
            <text:p>3,7500032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.00.0000</text:date>, <text:time style:data-style-name="N2" text:time-value="11:07:04.67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10:21.122000000</meta:creation-date>
    <dc:date>2018-11-14T11:18:29.422000000</dc:date>
    <meta:editing-duration>PT21M20S</meta:editing-duration>
    <meta:editing-cycles>4</meta:editing-cycles>
    <meta:generator>LibreOffice/5.3.3.2$Windows_x86 LibreOffice_project/3d9a8b4b4e538a85e0782bd6c2d430bafe583448</meta:generator>
    <meta:document-statistic meta:table-count="3" meta:cell-count="1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65cm" svg:y="3.782cm" style:legend-expansion="high" chart:style-name="ch2"/>
        <chart:plot-area chart:style-name="ch3" table:cell-range-address="Лист1.A2:Лист1.D11 Лист1.B1:Лист1.D1" chart:data-source-has-labels="both" svg:x="0.32cm" svg:y="0.18cm" svg:width="10.425cm" svg:height="8.64cm">
          <chartooo:coordinate-region svg:x="0.941cm" svg:y="0.353cm" svg:width="9.804cm" svg:height="7.873cm"/>
          <chart:axis chart:dimension="x" chart:name="primary-x" chart:style-name="ch4" chartooo:axis-type="auto">
            <chartooo:date-scale/>
            <chart:categories table:cell-range-address="Лист1.A2:Лист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1" chart:label-cell-address="Лист1.B1:Лист1.B1" chart:class="chart:bar">
            <chart:data-point chart:repeated="10"/>
          </chart:series>
          <chart:series chart:style-name="ch8" chart:values-cell-range-address="Лист1.C2:Лист1.C11" chart:label-cell-address="Лист1.C1:Лист1.C1" chart:class="chart:bar">
            <chart:data-point chart:repeated="10"/>
          </chart:series>
          <chart:series chart:style-name="ch9" chart:values-cell-range-address="Лист1.D2:Лист1.D11" chart:label-cell-address="Лист1.D1:Лист1.D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лучайный массив</text:p>
                <draw:g>
                  <svg:desc>Лист1.B1:Лист1.B1</svg:desc>
                </draw:g>
              </table:table-cell>
              <table:table-cell office:value-type="string">
                <text:p>Упорядоченный массив</text:p>
                <draw:g>
                  <svg:desc>Лист1.C1:Лист1.C1</svg:desc>
                </draw:g>
              </table:table-cell>
              <table:table-cell office:value-type="string">
                <text:p>Неупорядоченный массив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Лист1.A2:Лист1.A11</svg:desc>
                </draw:g>
              </table:table-cell>
              <table:table-cell office:value-type="float" office:value="0.0723538688">
                <text:p>0.0723538688</text:p>
                <draw:g>
                  <svg:desc>Лист1.B2:Лист1.B11</svg:desc>
                </draw:g>
              </table:table-cell>
              <table:table-cell office:value-type="float" office:value="0.0002124586">
                <text:p>0.0002124586</text:p>
                <draw:g>
                  <svg:desc>Лист1.C2:Лист1.C11</svg:desc>
                </draw:g>
              </table:table-cell>
              <table:table-cell office:value-type="float" office:value="0.1411671878">
                <text:p>0.1411671878</text:p>
                <draw:g>
                  <svg:desc>Лист1.D2:Лист1.D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01605927">
                <text:p>0.301605927</text:p>
              </table:table-cell>
              <table:table-cell office:value-type="float" office:value="0.0004129428">
                <text:p>0.0004129428</text:p>
              </table:table-cell>
              <table:table-cell office:value-type="float" office:value="0.5808663244">
                <text:p>0.580866324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6681881748">
                <text:p>0.6681881748</text:p>
              </table:table-cell>
              <table:table-cell office:value-type="float" office:value="0.0006274542">
                <text:p>0.0006274542</text:p>
              </table:table-cell>
              <table:table-cell office:value-type="float" office:value="1.3241547632">
                <text:p>1.32415476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03996685">
                <text:p>1.203996685</text:p>
              </table:table-cell>
              <table:table-cell office:value-type="float" office:value="0.0009010674">
                <text:p>0.0009010674</text:p>
              </table:table-cell>
              <table:table-cell office:value-type="float" office:value="2.3749150894">
                <text:p>2.37491508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773001166">
                <text:p>1.8773001166</text:p>
              </table:table-cell>
              <table:table-cell office:value-type="float" office:value="0.0010125994">
                <text:p>0.0010125994</text:p>
              </table:table-cell>
              <table:table-cell office:value-type="float" office:value="3.7390704852">
                <text:p>3.73907048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6981468888">
                <text:p>2.6981468888</text:p>
              </table:table-cell>
              <table:table-cell office:value-type="float" office:value="0.0012252292">
                <text:p>0.0012252292</text:p>
              </table:table-cell>
              <table:table-cell office:value-type="float" office:value="5.3938690646">
                <text:p>5.393869064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.6239336662">
                <text:p>3.6239336662</text:p>
              </table:table-cell>
              <table:table-cell office:value-type="float" office:value="0.0014927696">
                <text:p>0.0014927696</text:p>
              </table:table-cell>
              <table:table-cell office:value-type="float" office:value="7.3345363248">
                <text:p>7.33453632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.7806752484">
                <text:p>4.7806752484</text:p>
              </table:table-cell>
              <table:table-cell office:value-type="float" office:value="0.0017031758">
                <text:p>0.0017031758</text:p>
              </table:table-cell>
              <table:table-cell office:value-type="float" office:value="9.6222162066">
                <text:p>9.622216206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.0638075418">
                <text:p>6.0638075418</text:p>
              </table:table-cell>
              <table:table-cell office:value-type="float" office:value="0.0019107586">
                <text:p>0.0019107586</text:p>
              </table:table-cell>
              <table:table-cell office:value-type="float" office:value="12.3376209938">
                <text:p>12.33762099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.5044406754">
                <text:p>7.5044406754</text:p>
              </table:table-cell>
              <table:table-cell office:value-type="float" office:value="0.0020568452">
                <text:p>0.0020568452</text:p>
              </table:table-cell>
              <table:table-cell office:value-type="float" office:value="15.1359650314">
                <text:p>15.1359650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1.063cm" svg:y="3.785cm" style:legend-expansion="high" chart:style-name="ch2"/>
        <chart:plot-area chart:style-name="ch3" table:cell-range-address="Лист2.A2:Лист2.D11 Лист2.B1:Лист2.D1" chart:data-source-has-labels="both" svg:x="0.319cm" svg:y="0.18cm" svg:width="10.425cm" svg:height="8.646cm">
          <chartooo:coordinate-region svg:x="1.417cm" svg:y="0.354cm" svg:width="9.327cm" svg:height="7.878cm"/>
          <chart:axis chart:dimension="x" chart:name="primary-x" chart:style-name="ch4" chartooo:axis-type="auto">
            <chartooo:date-scale/>
            <chart:categories table:cell-range-address="Лист2.A2:Лист2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B2:Лист2.B11" chart:label-cell-address="Лист2.B1:Лист2.B1" chart:class="chart:bar">
            <chart:data-point chart:repeated="10"/>
          </chart:series>
          <chart:series chart:style-name="ch8" chart:values-cell-range-address="Лист2.C2:Лист2.C11" chart:label-cell-address="Лист2.C1:Лист2.C1" chart:class="chart:bar">
            <chart:data-point chart:repeated="10"/>
          </chart:series>
          <chart:series chart:style-name="ch9" chart:values-cell-range-address="Лист2.D2:Лист2.D11" chart:label-cell-address="Лист2.D1:Лист2.D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лучайный массив</text:p>
                <draw:g>
                  <svg:desc>Лист2.B1:Лист2.B1</svg:desc>
                </draw:g>
              </table:table-cell>
              <table:table-cell office:value-type="string">
                <text:p>Упорядоченный массив</text:p>
                <draw:g>
                  <svg:desc>Лист2.C1:Лист2.C1</svg:desc>
                </draw:g>
              </table:table-cell>
              <table:table-cell office:value-type="string">
                <text:p>Неупорядоченный массив</text:p>
                <draw:g>
                  <svg:desc>Лист2.D1:Лист2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Лист2.A2:Лист2.A11</svg:desc>
                </draw:g>
              </table:table-cell>
              <table:table-cell office:value-type="float" office:value="0.0010082374">
                <text:p>0.0010082374</text:p>
                <draw:g>
                  <svg:desc>Лист2.B2:Лист2.B11</svg:desc>
                </draw:g>
              </table:table-cell>
              <table:table-cell office:value-type="float" office:value="0.0007513882">
                <text:p>0.0007513882</text:p>
                <draw:g>
                  <svg:desc>Лист2.C2:Лист2.C11</svg:desc>
                </draw:g>
              </table:table-cell>
              <table:table-cell office:value-type="float" office:value="0.0007290644">
                <text:p>0.0007290644</text:p>
                <draw:g>
                  <svg:desc>Лист2.D2:Лист2.D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88108">
                <text:p>0.00188108</text:p>
              </table:table-cell>
              <table:table-cell office:value-type="float" office:value="0.001435293">
                <text:p>0.001435293</text:p>
              </table:table-cell>
              <table:table-cell office:value-type="float" office:value="0.0020024476">
                <text:p>0.002002447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30549904">
                <text:p>0.0030549904</text:p>
              </table:table-cell>
              <table:table-cell office:value-type="float" office:value="0.0030945056">
                <text:p>0.0030945056</text:p>
              </table:table-cell>
              <table:table-cell office:value-type="float" office:value="0.0031430014">
                <text:p>0.00314300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45688008">
                <text:p>0.0045688008</text:p>
              </table:table-cell>
              <table:table-cell office:value-type="float" office:value="0.0044257076">
                <text:p>0.0044257076</text:p>
              </table:table-cell>
              <table:table-cell office:value-type="float" office:value="0.004198452">
                <text:p>0.00419845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53149716">
                <text:p>0.0053149716</text:p>
              </table:table-cell>
              <table:table-cell office:value-type="float" office:value="0.0051527192">
                <text:p>0.0051527192</text:p>
              </table:table-cell>
              <table:table-cell office:value-type="float" office:value="0.0053278866">
                <text:p>0.005327886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61442788">
                <text:p>0.0061442788</text:p>
              </table:table-cell>
              <table:table-cell office:value-type="float" office:value="0.0061389756">
                <text:p>0.0061389756</text:p>
              </table:table-cell>
              <table:table-cell office:value-type="float" office:value="0.0061132308">
                <text:p>0.006113230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72786742">
                <text:p>0.0072786742</text:p>
              </table:table-cell>
              <table:table-cell office:value-type="float" office:value="0.00730536">
                <text:p>0.00730536</text:p>
              </table:table-cell>
              <table:table-cell office:value-type="float" office:value="0.0073002276">
                <text:p>0.007300227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82580876">
                <text:p>0.0082580876</text:p>
              </table:table-cell>
              <table:table-cell office:value-type="float" office:value="0.008169933">
                <text:p>0.008169933</text:p>
              </table:table-cell>
              <table:table-cell office:value-type="float" office:value="0.008243376">
                <text:p>0.00824337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94201096">
                <text:p>0.0094201096</text:p>
              </table:table-cell>
              <table:table-cell office:value-type="float" office:value="0.0093874934">
                <text:p>0.0093874934</text:p>
              </table:table-cell>
              <table:table-cell office:value-type="float" office:value="0.0094639016">
                <text:p>0.00946390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03951608">
                <text:p>0.0103951608</text:p>
              </table:table-cell>
              <table:table-cell office:value-type="float" office:value="0.0101991244">
                <text:p>0.0101991244</text:p>
              </table:table-cell>
              <table:table-cell office:value-type="float" office:value="0.010432025">
                <text:p>0.010432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65cm" svg:y="3.782cm" style:legend-expansion="high" chart:style-name="ch2"/>
        <chart:plot-area chart:style-name="ch3" table:cell-range-address="Лист3.A1:Лист3.D11" chart:data-source-has-labels="both" svg:x="0.32cm" svg:y="0.18cm" svg:width="10.425cm" svg:height="8.64cm">
          <chartooo:coordinate-region svg:x="1.047cm" svg:y="0.353cm" svg:width="9.698cm" svg:height="7.873cm"/>
          <chart:axis chart:dimension="x" chart:name="primary-x" chart:style-name="ch4" chartooo:axis-type="auto">
            <chartooo:date-scale/>
            <chart:categories table:cell-range-address="Лист3.A2:Лист3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3.B2:Лист3.B11" chart:label-cell-address="Лист3.B1:Лист3.B1" chart:class="chart:bar">
            <chart:data-point chart:repeated="10"/>
          </chart:series>
          <chart:series chart:style-name="ch8" chart:values-cell-range-address="Лист3.C2:Лист3.C11" chart:label-cell-address="Лист3.C1:Лист3.C1" chart:class="chart:bar">
            <chart:data-point chart:repeated="10"/>
          </chart:series>
          <chart:series chart:style-name="ch9" chart:values-cell-range-address="Лист3.D2:Лист3.D11" chart:label-cell-address="Лист3.D1:Лист3.D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лучайный массив</text:p>
                <draw:g>
                  <svg:desc>Лист3.B1:Лист3.B1</svg:desc>
                </draw:g>
              </table:table-cell>
              <table:table-cell office:value-type="string">
                <text:p>Упорядоченный массив</text:p>
                <draw:g>
                  <svg:desc>Лист3.C1:Лист3.C1</svg:desc>
                </draw:g>
              </table:table-cell>
              <table:table-cell office:value-type="string">
                <text:p>Неупорядоченный массив</text:p>
                <draw:g>
                  <svg:desc>Лист3.D1:Лист3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Лист3.A2:Лист3.A11</svg:desc>
                </draw:g>
              </table:table-cell>
              <table:table-cell office:value-type="float" office:value="0.017872438">
                <text:p>0.017872438</text:p>
                <draw:g>
                  <svg:desc>Лист3.B2:Лист3.B11</svg:desc>
                </draw:g>
              </table:table-cell>
              <table:table-cell office:value-type="float" office:value="0.0000886954">
                <text:p>0.0000886954</text:p>
                <draw:g>
                  <svg:desc>Лист3.C2:Лист3.C11</svg:desc>
                </draw:g>
              </table:table-cell>
              <table:table-cell office:value-type="float" office:value="0.0344307794">
                <text:p>0.0344307794</text:p>
                <draw:g>
                  <svg:desc>Лист3.D2:Лист3.D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1969322">
                <text:p>0.071969322</text:p>
              </table:table-cell>
              <table:table-cell office:value-type="float" office:value="0.000174825">
                <text:p>0.000174825</text:p>
              </table:table-cell>
              <table:table-cell office:value-type="float" office:value="0.1421186334">
                <text:p>0.142118633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685392786">
                <text:p>0.1685392786</text:p>
              </table:table-cell>
              <table:table-cell office:value-type="float" office:value="0.0003021806">
                <text:p>0.0003021806</text:p>
              </table:table-cell>
              <table:table-cell office:value-type="float" office:value="0.3293317732">
                <text:p>0.32933177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018119708">
                <text:p>0.3018119708</text:p>
              </table:table-cell>
              <table:table-cell office:value-type="float" office:value="0.0003632496">
                <text:p>0.0003632496</text:p>
              </table:table-cell>
              <table:table-cell office:value-type="float" office:value="0.5851857174">
                <text:p>0.58518571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772620554">
                <text:p>0.4772620554</text:p>
              </table:table-cell>
              <table:table-cell office:value-type="float" office:value="0.0004856436">
                <text:p>0.0004856436</text:p>
              </table:table-cell>
              <table:table-cell office:value-type="float" office:value="0.9298336682">
                <text:p>0.929833668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6888641418">
                <text:p>0.6888641418</text:p>
              </table:table-cell>
              <table:table-cell office:value-type="float" office:value="0.000704774">
                <text:p>0.000704774</text:p>
              </table:table-cell>
              <table:table-cell office:value-type="float" office:value="1.3336324346">
                <text:p>1.333632434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9368125566">
                <text:p>0.9368125566</text:p>
              </table:table-cell>
              <table:table-cell office:value-type="float" office:value="0.000651403">
                <text:p>0.000651403</text:p>
              </table:table-cell>
              <table:table-cell office:value-type="float" office:value="1.8358541836">
                <text:p>1.83585418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2093611788">
                <text:p>1.2093611788</text:p>
              </table:table-cell>
              <table:table-cell office:value-type="float" office:value="0.000742493">
                <text:p>0.000742493</text:p>
              </table:table-cell>
              <table:table-cell office:value-type="float" office:value="2.4008636904">
                <text:p>2.400863690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.5303325694">
                <text:p>1.5303325694</text:p>
              </table:table-cell>
              <table:table-cell office:value-type="float" office:value="0.0008096348">
                <text:p>0.0008096348</text:p>
              </table:table-cell>
              <table:table-cell office:value-type="float" office:value="3.091226846">
                <text:p>3.09122684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8873213364">
                <text:p>1.8873213364</text:p>
              </table:table-cell>
              <table:table-cell office:value-type="float" office:value="0.0008994422">
                <text:p>0.0008994422</text:p>
              </table:table-cell>
              <table:table-cell office:value-type="float" office:value="3.7500032072">
                <text:p>3.7500032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